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6.1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d9d9d9" fo:border="0.06pt solid #000000"/>
      <style:text-properties fo:color="#000000"/>
    </style:style>
    <style:style style:name="ce10" style:family="table-cell" style:parent-style-name="Default" style:data-style-name="N100">
      <style:table-cell-properties fo:background-color="#0070c0" fo:border="0.06pt solid #000000"/>
      <style:text-properties fo:color="#000000"/>
    </style:style>
    <style:style style:name="ce14" style:family="table-cell" style:parent-style-name="Default" style:data-style-name="N0">
      <style:table-cell-properties fo:background-color="#0070c0" fo:border="0.06pt solid #000000"/>
      <style:text-properties fo:color="#000000"/>
    </style:style>
    <style:style style:name="ce15" style:family="table-cell" style:parent-style-name="Default" style:data-style-name="N100">
      <style:table-cell-properties fo:background-color="#00b0f0" fo:border="0.06pt solid #000000"/>
      <style:text-properties fo:color="#000000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/>
    </style:style>
    <style:style style:name="ce26" style:family="table-cell" style:parent-style-name="Default" style:data-style-name="N100">
      <style:table-cell-properties fo:background-color="#ff0000" fo:border="0.06pt solid #000000"/>
      <style:text-properties fo:color="#000000"/>
    </style:style>
    <style:style style:name="ce28" style:family="table-cell" style:parent-style-name="Default" style:data-style-name="N100">
      <style:table-cell-properties fo:background-color="#00b050" fo:border="0.06pt solid #000000"/>
      <style:text-properties fo:color="#000000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background-color="#00b0f0" fo:border="0.06pt solid #000000"/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16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1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9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5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1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4" table:default-cell-style-name="ce1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4" office:value-type="string" calcext:value-type="string">
            <text:p>default_A-B</text:p>
          </table:table-cell>
          <table:table-cell table:style-name="ce4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47.53" calcext:value-type="float">
            <text:p>47,5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7,48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7,48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7,48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8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8.52" calcext:value-type="float">
            <text:p>48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8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8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2,49,51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2,49,51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42,49,5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2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1,42,49,51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1,42,49,51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1,42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41, 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5,6,13,24</text:p>
          </table:table-cell>
          <table:table-cell table:style-name="ce13" office:value-type="string" calcext:value-type="string">
            <text:p>Pół minuty więcej na nie defaultach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5,6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18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5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5,18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5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6,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6,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13,2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13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6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6,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7,11,13,24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5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7,11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11,13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8,14,17,19,2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8,14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8,14,17,19,24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8,14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4,17,19,2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4,17,19,24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39,54,55</text:p>
          </table:table-cell>
          <table:table-cell table:number-columns-repeated="2" table:style-name="ce11" office:value-type="string" calcext:value-type="string">
            <text:p>1.8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8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40,41,42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8,50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1,42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8,48,50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8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8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8,41,42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3,42,49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3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3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5,46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9" office:value-type="string" calcext:value-type="string">
            <text:p>4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9" office:value-type="string" calcext:value-type="string">
            <text:p>4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style-name="ce19" office:value-type="string" calcext:value-type="string">
            <text:p>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65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5,67,85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style-name="ce19" office:value-type="string" calcext:value-type="string">
            <text:p>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66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7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7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7" office:value-type="string" calcext:value-type="string">
            <text:p>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office:value-type="string" calcext:value-type="string">
            <text:p>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office:value-type="string" calcext:value-type="string">
            <text:p>83,89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1", "SBL", 1, "1", "(2)"</text:p>
          </table:table-cell>
          <table:table-cell table:style-name="ce22" office:value-type="string" calcext:value-type="string">
            <text:p>"KO-KTC-2", "SBL+POGP", 1, "2"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1.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2", "SBL+Sem(ST)", 2, "2", "(2)"</text:p>
          </table:table-cell>
          <table:table-cell table:style-name="ce22" office:value-type="string" calcext:value-type="string">
            <text:p>"KTC-KO-1", "SBL+PO(Załęże)", 2, "1"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/A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KTC-CB-1", "SBL", 1, "1", "(2)"</text:p>
          </table:table-cell>
          <table:table-cell table:style-name="ce27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25" office:value-type="string" calcext:value-type="string">
            <text:p>1.3</text:p>
          </table:table-cell>
          <table:table-cell table:style-name="ce25" office:value-type="string" calcext:value-type="string">
            <text:p>2.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CB-KTC-2", "SBL+Sem(PODG)", 2, "2", "(2)"</text:p>
          </table:table-cell>
          <table:table-cell table:style-name="ce27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415.416" calcext:value-type="float">
            <text:p>415,41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KTC-Gt", "Sem(PODG)+Sem(PODG)", 1, "1", "(1)"</text:p>
          </table:table-cell>
          <table:table-cell table:style-name="ce27" office:value-type="string" calcext:value-type="string">
            <text:p>Gottwald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415,416,41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1", "SBL", 1, "1", "(2)"</text:p>
          </table:table-cell>
          <table:table-cell table:style-name="ce26" office:value-type="string" calcext:value-type="string">
            <text:p>"KTC-CB-2", "SBL+Sem(ST)", 1, "2", "(2)"</text:p>
          </table:table-cell>
          <table:table-cell table:style-name="ce27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/A</text:p>
          </table:table-cell>
          <table:table-cell table:style-name="ce25" office:value-type="string" calcext:value-type="string">
            <text:p>0.7</text:p>
          </table:table-cell>
          <table:table-cell table:style-name="ce25" office:value-type="string" calcext:value-type="string">
            <text:p>0.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"CB-KTC-1", "SBL", 2, "1", "(2)"</text:p>
          </table:table-cell>
          <table:table-cell table:style-name="ce27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/A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1", "SBL+PO(Załęże)", 2, "1", "(2)"</text:p>
          </table:table-cell>
          <table:table-cell table:style-name="ce26" office:value-type="string" calcext:value-type="string">
            <text:p>"KTC-Gt", "Sem(PODG)+Sem(PODG)", 1, "1", "(1)"</text:p>
          </table:table-cell>
          <table:table-cell table:style-name="ce27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416.417" calcext:value-type="float">
            <text:p>416,41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1, "(1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5.8" calcext:value-type="float">
            <text:p>5,8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string" calcext:value-type="string">
            <text:p>0.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2, "(1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5.8" calcext:value-type="float">
            <text:p>5,8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3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5,8,9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string" calcext:value-type="string">
            <text:p>1.1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4, "(2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5,6,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2, "(1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9,7,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3, "(2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9,7,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4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float" office:value="7.6" calcext:value-type="float">
            <text:p>7,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"Gt-CB", "Sem(PODG)+Sem(ST)", 1, "1", "(1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", "ST", 5, "(N/A)"</text:p>
          </table:table-cell>
          <table:table-cell table:style-name="ce26" office:value-type="string" calcext:value-type="string">
            <text:p>"CB", "ST", 10, "(N/A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25.26" calcext:value-type="float">
            <text:p>25,2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1", "Sem(ST)+SBL", 1, "1", "(2)"</text:p>
          </table:table-cell>
          <table:table-cell table:style-name="ce28" office:value-type="string" calcext:value-type="string">
            <text:p>"KO-Bugla-Bry-2", "SBL+Sem(PODG)", 1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1.2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float" office:value="1.2" calcext:value-type="float">
            <text:p>1,2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", "PODG", 1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", "PODG", 1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O", "PODG+Sem(ST)", 2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float" office:value="3" calcext:value-type="float">
            <text:p>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O", "PODG+Sem(ST)", 2, "1", "(1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" calcext:value-type="float">
            <text:p>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", "PODG", 2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", "PODG", 1, "1", "(1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"Bry-KL-2", "SBL+Sem(ST)", 1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/A</text:p>
          </table:table-cell>
          <table:table-cell table:style-name="ce31" office:value-type="string" calcext:value-type="string">
            <text:p>1.7</text:p>
          </table:table-cell>
          <table:table-cell table:style-name="ce31" office:value-type="string" calcext:value-type="string">
            <text:p>2.7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"KL-Bry-1", "SBL", 2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1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9.16" calcext:value-type="float">
            <text:p>9,16</text:p>
          </table:table-cell>
          <table:table-cell table:number-columns-repeated="2" table:style-name="ce31" office:value-type="string" calcext:value-type="string">
            <text:p>1.0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2, "(2)"</text:p>
          </table:table-cell>
          <table:table-cell table:style-name="ce29" office:value-type="string" calcext:value-type="string">
            <text:p>KL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9,16,15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3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9,16,17</text:p>
          </table:table-cell>
          <table:table-cell table:number-columns-repeated="2" table:style-name="ce31" office:value-type="string" calcext:value-type="string">
            <text:p>1.0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1", "SBL", 2, "1", "(2)"</text:p>
          </table:table-cell>
          <table:table-cell table:style-name="ce28" office:value-type="string" calcext:value-type="string">
            <text:p>"KL", "ST", 1, "(2)"</text:p>
          </table:table-cell>
          <table:table-cell table:style-name="ce29" office:value-type="string" calcext:value-type="string">
            <text:p>KL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16,9,8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1", "SBL", 2, "1", "(2)"</text:p>
          </table:table-cell>
          <table:table-cell table:style-name="ce28" office:value-type="string" calcext:value-type="string">
            <text:p>"KL", "ST", 2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5.8" calcext:value-type="float">
            <text:p>15,8</text:p>
          </table:table-cell>
          <table:table-cell table:style-name="ce31" table:number-columns-repeated="4"/>
          <table:table-cell table:number-columns-repeated="101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5-28T16:11:51.453927337</dc:date>
    <meta:editing-duration>PT27M39S</meta:editing-duration>
    <meta:editing-cycles>4</meta:editing-cycles>
    <meta:document-statistic meta:table-count="1" meta:cell-count="1041" meta:object-count="0"/>
    <meta:user-defined meta:name="ContentTypeId">0x010100CD5458B81A8B2B4B92FF87D810305C72</meta:user-defined>
  </office:meta>
</office:document-meta>
</file>